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44" calcext:value-type="float">
            <text:p>1244</text:p>
          </table:table-cell>
          <table:table-cell table:style-name="ce7" table:formula="of:=COUNTIF([.B7:.B1000000];&quot;X&quot;)" office:value-type="float" office:value="1071" calcext:value-type="float">
            <text:p>1071</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7" calcext:value-type="float">
            <text:p>147</text:p>
          </table:table-cell>
          <table:table-cell table:style-name="ce25" table:formula="of:=SUM([.B2:.F2])" office:value-type="float" office:value="1324" calcext:value-type="float">
            <text:p>132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5">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6" table:number-rows-repeated="169">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09">00/00/0000</text:date>, <text:time style:data-style-name="N2" text:time-value="19:46:56.50556769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09T19:47:26.635163653</dc:date>
    <meta:editing-duration>P1DT9H11M</meta:editing-duration>
    <meta:editing-cycles>1234</meta:editing-cycles>
    <meta:document-statistic meta:table-count="1" meta:cell-count="7507" meta:object-count="0"/>
  </office:meta>
</office:document-meta>
</file>